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36pt"/>
    </style:style>
    <style:style style:name="co3" style:family="table-column">
      <style:table-column-properties fo:break-before="auto" style:column-width="130.56pt"/>
    </style:style>
    <style:style style:name="co4" style:family="table-column">
      <style:table-column-properties fo:break-before="auto" style:column-width="62.56pt"/>
    </style:style>
    <style:style style:name="co5" style:family="table-column">
      <style:table-column-properties fo:break-before="auto" style:column-width="137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ing</text:p>
          </table:table-cell>
          <table:table-cell office:value-type="string" calcext:value-type="string">
            <text:p>Sensor</text:p>
          </table:table-cell>
          <table:table-cell office:value-type="string" calcext:value-type="string">
            <text:p>O_bg^MC</text:p>
          </table:table-cell>
          <table:table-cell office:value-type="string" calcext:value-type="string">
            <text:p>O_T^MC</text:p>
          </table:table-cell>
          <table:table-cell office:value-type="string" calcext:value-type="string">
            <text:p>P_ratio</text:p>
          </table:table-cell>
          <table:table-cell/>
          <table:table-cell table:style-name="ce1" office:value-type="string" calcext:value-type="string">
            <text:p>O_bg^Data</text:p>
          </table:table-cell>
          <table:table-cell table:style-name="ce1" office:value-type="string" calcext:value-type="string">
            <text:p>Sigma O_bg</text:p>
          </table:table-cell>
          <table:table-cell table:style-name="ce1" office:value-type="string" calcext:value-type="string">
            <text:p>O_T^Data</text:p>
          </table:table-cell>
          <table:table-cell table:style-name="ce1" office:value-type="string" calcext:value-type="string">
            <text:p>Sigma O_T</text:p>
          </table:table-cell>
          <table:table-cell/>
          <table:table-cell table:style-name="ce1" office:value-type="string" calcext:value-type="string">
            <text:p>O_bg^Data/O_bg^MC</text:p>
          </table:table-cell>
          <table:table-cell table:style-name="ce1" office:value-type="string" calcext:value-type="string">
            <text:p>sigma</text:p>
          </table:table-cell>
          <table:table-cell table:style-name="ce1" office:value-type="string" calcext:value-type="string">
            <text:p>O_T^Data/O_T^MC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MIP/s</text:p>
          </table:table-cell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LER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WD1</text:p>
          </table:table-cell>
          <table:table-cell office:value-type="float" office:value="605.259" calcext:value-type="float">
            <text:p>605.259</text:p>
          </table:table-cell>
          <table:table-cell office:value-type="float" office:value="4796" calcext:value-type="float">
            <text:p>4796</text:p>
          </table:table-cell>
          <table:table-cell office:value-type="float" office:value="3.24152" calcext:value-type="float">
            <text:p>3.24152</text:p>
          </table:table-cell>
          <table:table-cell/>
          <table:table-cell office:value-type="float" office:value="2240.37" calcext:value-type="float">
            <text:p>2240.37</text:p>
          </table:table-cell>
          <table:table-cell office:value-type="float" office:value="175.001" calcext:value-type="float">
            <text:p>175.001</text:p>
          </table:table-cell>
          <table:table-cell office:value-type="float" office:value="22971.1" calcext:value-type="float">
            <text:p>22971.1</text:p>
          </table:table-cell>
          <table:table-cell office:value-type="float" office:value="1877.15" calcext:value-type="float">
            <text:p>1877.15</text:p>
          </table:table-cell>
          <table:table-cell/>
          <table:table-cell office:value-type="float" office:value="3.70151" calcext:value-type="float">
            <text:p>3.70151</text:p>
          </table:table-cell>
          <table:table-cell office:value-type="float" office:value="0.289135" calcext:value-type="float">
            <text:p>0.289135</text:p>
          </table:table-cell>
          <table:table-cell office:value-type="float" office:value="4.78963" calcext:value-type="float">
            <text:p>4.78963</text:p>
          </table:table-cell>
          <table:table-cell office:value-type="float" office:value="0.391399" calcext:value-type="float">
            <text:p>0.3913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D2</text:p>
          </table:table-cell>
          <table:table-cell office:value-type="float" office:value="188.235" calcext:value-type="float">
            <text:p>188.235</text:p>
          </table:table-cell>
          <table:table-cell office:value-type="float" office:value="1739" calcext:value-type="float">
            <text:p>1739</text:p>
          </table:table-cell>
          <table:table-cell office:value-type="float" office:value="3.24152" calcext:value-type="float">
            <text:p>3.24152</text:p>
          </table:table-cell>
          <table:table-cell/>
          <table:table-cell office:value-type="float" office:value="829.176" calcext:value-type="float">
            <text:p>829.176</text:p>
          </table:table-cell>
          <table:table-cell office:value-type="float" office:value="88.6257" calcext:value-type="float">
            <text:p>88.6257</text:p>
          </table:table-cell>
          <table:table-cell office:value-type="float" office:value="10178.3" calcext:value-type="float">
            <text:p>10178.3</text:p>
          </table:table-cell>
          <table:table-cell office:value-type="float" office:value="1153.43" calcext:value-type="float">
            <text:p>1153.43</text:p>
          </table:table-cell>
          <table:table-cell/>
          <table:table-cell office:value-type="float" office:value="4.405" calcext:value-type="float">
            <text:p>4.405</text:p>
          </table:table-cell>
          <table:table-cell office:value-type="float" office:value="0.470824" calcext:value-type="float">
            <text:p>0.470824</text:p>
          </table:table-cell>
          <table:table-cell office:value-type="float" office:value="5.85296" calcext:value-type="float">
            <text:p>5.85296</text:p>
          </table:table-cell>
          <table:table-cell office:value-type="float" office:value="0.66327" calcext:value-type="float">
            <text:p>0.663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D3</text:p>
          </table:table-cell>
          <table:table-cell office:value-type="float" office:value="107.119" calcext:value-type="float">
            <text:p>107.119</text:p>
          </table:table-cell>
          <table:table-cell office:value-type="float" office:value="1118" calcext:value-type="float">
            <text:p>1118</text:p>
          </table:table-cell>
          <table:table-cell office:value-type="float" office:value="3.24152" calcext:value-type="float">
            <text:p>3.24152</text:p>
          </table:table-cell>
          <table:table-cell/>
          <table:table-cell office:value-type="float" office:value="469.096" calcext:value-type="float">
            <text:p>469.096</text:p>
          </table:table-cell>
          <table:table-cell office:value-type="float" office:value="66.6134" calcext:value-type="float">
            <text:p>66.6134</text:p>
          </table:table-cell>
          <table:table-cell office:value-type="float" office:value="7394.24" calcext:value-type="float">
            <text:p>7394.24</text:p>
          </table:table-cell>
          <table:table-cell office:value-type="float" office:value="892.508" calcext:value-type="float">
            <text:p>892.508</text:p>
          </table:table-cell>
          <table:table-cell/>
          <table:table-cell office:value-type="float" office:value="4.37922" calcext:value-type="float">
            <text:p>4.37922</text:p>
          </table:table-cell>
          <table:table-cell office:value-type="float" office:value="0.621866" calcext:value-type="float">
            <text:p>0.621866</text:p>
          </table:table-cell>
          <table:table-cell office:value-type="float" office:value="6.61381" calcext:value-type="float">
            <text:p>6.61381</text:p>
          </table:table-cell>
          <table:table-cell office:value-type="float" office:value="0.798307" calcext:value-type="float">
            <text:p>0.798307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HER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FWD1</text:p>
          </table:table-cell>
          <table:table-cell office:value-type="float" office:value="18693.9" calcext:value-type="float">
            <text:p>18693.9</text:p>
          </table:table-cell>
          <table:table-cell office:value-type="float" office:value="2271" calcext:value-type="float">
            <text:p>2271</text:p>
          </table:table-cell>
          <table:table-cell office:value-type="float" office:value="1.2632" calcext:value-type="float">
            <text:p>1.2632</text:p>
          </table:table-cell>
          <table:table-cell/>
          <table:table-cell office:value-type="float" office:value="280242" calcext:value-type="float">
            <text:p>280242</text:p>
          </table:table-cell>
          <table:table-cell office:value-type="float" office:value="1317990" calcext:value-type="float">
            <text:p>1317990</text:p>
          </table:table-cell>
          <table:table-cell office:value-type="float" office:value="5705.61" calcext:value-type="float">
            <text:p>5705.61</text:p>
          </table:table-cell>
          <table:table-cell office:value-type="float" office:value="7711.87" calcext:value-type="float">
            <text:p>7711.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WD2</text:p>
          </table:table-cell>
          <table:table-cell office:value-type="float" office:value="11596.1" calcext:value-type="float">
            <text:p>11596.1</text:p>
          </table:table-cell>
          <table:table-cell office:value-type="float" office:value="1205" calcext:value-type="float">
            <text:p>1205</text:p>
          </table:table-cell>
          <table:table-cell office:value-type="float" office:value="0.38848" calcext:value-type="float">
            <text:p>0.38848</text:p>
          </table:table-cell>
          <table:table-cell/>
          <table:table-cell office:value-type="float" office:value="269646" calcext:value-type="float">
            <text:p>269646</text:p>
          </table:table-cell>
          <table:table-cell office:value-type="float" office:value="220340" calcext:value-type="float">
            <text:p>220340</text:p>
          </table:table-cell>
          <table:table-cell office:value-type="float" office:value="5208.18" calcext:value-type="float">
            <text:p>5208.18</text:p>
          </table:table-cell>
          <table:table-cell office:value-type="float" office:value="4947.03" calcext:value-type="float">
            <text:p>4947.03</text:p>
          </table:table-cell>
          <table:table-cell/>
          <table:table-cell office:value-type="float" office:value="23.2532" calcext:value-type="float">
            <text:p>23.2532</text:p>
          </table:table-cell>
          <table:table-cell office:value-type="float" office:value="19.0013" calcext:value-type="float">
            <text:p>19.0013</text:p>
          </table:table-cell>
          <table:table-cell office:value-type="float" office:value="4.32214" calcext:value-type="float">
            <text:p>4.32214</text:p>
          </table:table-cell>
          <table:table-cell office:value-type="float" office:value="4.10542" calcext:value-type="float">
            <text:p>4.105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WD3</text:p>
          </table:table-cell>
          <table:table-cell office:value-type="float" office:value="7288.77" calcext:value-type="float">
            <text:p>7288.77</text:p>
          </table:table-cell>
          <table:table-cell office:value-type="float" office:value="784" calcext:value-type="float">
            <text:p>784</text:p>
          </table:table-cell>
          <table:table-cell office:value-type="float" office:value="1.24912" calcext:value-type="float">
            <text:p>1.24912</text:p>
          </table:table-cell>
          <table:table-cell/>
          <table:table-cell office:value-type="float" office:value="138723" calcext:value-type="float">
            <text:p>138723</text:p>
          </table:table-cell>
          <table:table-cell office:value-type="float" office:value="643662" calcext:value-type="float">
            <text:p>643662</text:p>
          </table:table-cell>
          <table:table-cell office:value-type="float" office:value="4540.06" calcext:value-type="float">
            <text:p>4540.06</text:p>
          </table:table-cell>
          <table:table-cell office:value-type="float" office:value="3167.45" calcext:value-type="float">
            <text:p>3167.45</text:p>
          </table:table-cell>
          <table:table-cell table:number-columns-repeated="3"/>
          <table:table-cell office:value-type="float" office:value="5.79089" calcext:value-type="float">
            <text:p>5.79089</text:p>
          </table:table-cell>
          <table:table-cell office:value-type="float" office:value="4.04011" calcext:value-type="float">
            <text:p>4.040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6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oslav Gabriel</meta:initial-creator>
    <meta:creation-date>2019-03-06T13:27:37.085483990</meta:creation-date>
    <meta:generator>LibreOffice/5.1.6.2$Linux_X86_64 LibreOffice_project/10m0$Build-2</meta:generator>
    <dc:date>2019-03-06T13:41:29.659864033</dc:date>
    <dc:creator>Miroslav Gabriel</dc:creator>
    <meta:editing-duration>PT1M36S</meta:editing-duration>
    <meta:editing-cycles>1</meta:editing-cycles>
    <meta:document-statistic meta:table-count="1" meta:cell-count="84" meta:object-count="0"/>
  </office:meta>
</office:document-meta>
</file>